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5pt" officeooo:rsid="0013e820" officeooo:paragraph-rsid="0013e820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5pt" officeooo:rsid="00159793" officeooo:paragraph-rsid="00159793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 Briggs</text:p>
      <text:p text:style-name="P1">Eagle Binder</text:p>
      <text:p text:style-name="P1"/>
      <text:p text:style-name="P1">Table of Contents</text:p>
      <text:p text:style-name="P1"/>
      <text:p text:style-name="P1"/>
      <text:p text:style-name="P2">1. Eagle Application</text:p>
      <text:p text:style-name="P2">2. Eagle Worksheet</text:p>
      <text:p text:style-name="P2">3. Personal Statement</text:p>
      <text:p text:style-name="P2">4. Eagle Scout Project Workbook</text:p>
      <text:p text:style-name="P2">5. Eagle Scout Questionnaire</text:p>
      <text:p text:style-name="P2">6. Advancement History</text:p>
      <text:p text:style-name="P2">7. Blue Cards</text:p>
      <text:p text:style-name="P2">8. Other 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3:57:20.975112717</meta:creation-date>
    <dc:date>2017-09-15T15:02:00.720798706</dc:date>
    <meta:editing-duration>PT1M36S</meta:editing-duration>
    <meta:editing-cycles>1</meta:editing-cycles>
    <meta:document-statistic meta:table-count="0" meta:image-count="0" meta:object-count="0" meta:page-count="1" meta:paragraph-count="11" meta:word-count="34" meta:character-count="214" meta:non-whitespace-character-count="191"/>
    <meta:generator>LibreOffice/5.4.1.2.0$Linux_X86_64 LibreOffice_project/40m0$Build-2</meta:generator>
  </office:meta>
</office:document-meta>
</file>